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/>
      <style:text-properties officeooo:paragraph-rsid="002c973c"/>
    </style:style>
    <style:style style:name="P8" style:family="paragraph" style:parent-style-name="Normal">
      <style:paragraph-properties fo:line-height="115%"/>
      <style:text-properties officeooo:paragraph-rsid="002d1d8c"/>
    </style:style>
    <style:style style:name="P9" style:family="paragraph" style:parent-style-name="Normal">
      <style:paragraph-properties fo:line-height="115%"/>
      <style:text-properties officeooo:paragraph-rsid="002f3715"/>
    </style:style>
    <style:style style:name="P10" style:family="paragraph" style:parent-style-name="Normal">
      <style:paragraph-properties fo:line-height="115%"/>
      <style:text-properties officeooo:paragraph-rsid="00310d6c"/>
    </style:style>
    <style:style style:name="P11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8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1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2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2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23" style:family="paragraph" style:parent-style-name="Title" style:master-page-name="MP0">
      <style:paragraph-properties style:page-number="auto"/>
    </style:style>
    <style:style style:name="P24" style:family="paragraph" style:parent-style-name="Heading_20_1">
      <style:text-properties fo:font-weight="normal" style:font-weight-asian="normal" style:font-weight-complex="normal"/>
    </style:style>
    <style:style style:name="P25" style:family="paragraph" style:parent-style-name="Heading_20_1">
      <style:text-properties style:font-name="Calibri Light" fo:font-size="24pt" fo:letter-spacing="-0.018cm" fo:language="en" fo:country="US" fo:font-weight="250" officeooo:rsid="00307b4c" officeooo:paragraph-rsid="00307b4c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26" style:family="paragraph" style:parent-style-name="Heading_20_1">
      <style:paragraph-properties fo:line-height="115%"/>
      <style:text-properties fo:language="en" fo:country="US" officeooo:paragraph-rsid="00307b4c" style:font-name-asian="Yu Mincho"/>
    </style:style>
    <style:style style:name="P27" style:family="paragraph" style:parent-style-name="Normal">
      <style:paragraph-properties fo:line-height="115%"/>
      <style:text-properties fo:language="en" fo:country="US" officeooo:paragraph-rsid="0031c579"/>
    </style:style>
    <style:style style:name="P28" style:family="paragraph" style:parent-style-name="Normal">
      <style:paragraph-properties fo:line-height="115%"/>
      <style:text-properties officeooo:paragraph-rsid="0031c579"/>
    </style:style>
    <style:style style:name="P29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30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31" style:family="paragraph">
      <style:paragraph-properties fo:text-align="center"/>
    </style:style>
    <style:style style:name="T1" style:family="text">
      <style:text-properties style:use-window-font-color="true" loext:opacity="0%" style:font-name="Calibri Light"/>
    </style:style>
    <style:style style:name="T2" style:family="text">
      <style:text-properties style:use-window-font-color="true" loext:opacity="0%" style:font-name="Calibri Light" officeooo:rsid="001c1c5b"/>
    </style:style>
    <style:style style:name="T3" style:family="text">
      <style:text-properties style:use-window-font-color="true" loext:opacity="0%" style:font-name="Calibri Light" officeooo:rsid="002c973c"/>
    </style:style>
    <style:style style:name="T4" style:family="text">
      <style:text-properties style:use-window-font-color="true" loext:opacity="0%" style:font-name="Calibri Light" officeooo:rsid="002d1d8c"/>
    </style:style>
    <style:style style:name="T5" style:family="text">
      <style:text-properties style:use-window-font-color="true" loext:opacity="0%" style:font-name="Calibri Light" officeooo:rsid="00309366"/>
    </style:style>
    <style:style style:name="T6" style:family="text">
      <style:text-properties style:use-window-font-color="true" loext:opacity="0%" style:font-name="Calibri Light" officeooo:rsid="0031618d"/>
    </style:style>
    <style:style style:name="T7" style:family="text">
      <style:text-properties style:use-window-font-color="true" loext:opacity="0%" style:font-name="Calibri Light" officeooo:rsid="0031c579"/>
    </style:style>
    <style:style style:name="T8" style:family="text">
      <style:text-properties officeooo:rsid="001c1c5b"/>
    </style:style>
    <style:style style:name="T9" style:family="text">
      <style:text-properties fo:color="#000000" loext:opacity="100%" officeooo:rsid="001c1c5b"/>
    </style:style>
    <style:style style:name="T10" style:family="text">
      <style:text-properties officeooo:rsid="002d1d8c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Yu Mincho"/>
    </style:style>
    <style:style style:name="T14" style:family="text">
      <style:text-properties fo:language="en" fo:country="US" style:font-name-asian="Yu Mincho" style:font-style-complex="italic"/>
    </style:style>
    <style:style style:name="T15" style:family="text">
      <style:text-properties fo:language="en" fo:country="US" officeooo:rsid="0031c579" style:font-name-asian="Yu Mincho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weight="bold" officeooo:rsid="002c973c" style:font-weight-asian="bold" style:font-weight-complex="bold"/>
    </style:style>
    <style:style style:name="T19" style:family="text">
      <style:text-properties fo:language="en" fo:country="US" fo:font-weight="bold" officeooo:rsid="0031c579" style:font-weight-asian="bold" style:font-weight-complex="bold"/>
    </style:style>
    <style:style style:name="T20" style:family="text">
      <style:text-properties fo:language="en" fo:country="US" fo:font-weight="bold" style:font-name-asian="Yu Mincho" style:font-weight-asian="bold" style:font-weight-complex="bold"/>
    </style:style>
    <style:style style:name="T21" style:family="text">
      <style:text-properties fo:language="en" fo:country="US" fo:font-weight="bold" officeooo:rsid="0031c579" style:font-name-asian="Yu Mincho" style:font-weight-asian="bold" style:font-weight-complex="bold"/>
    </style:style>
    <style:style style:name="T22" style:family="text">
      <style:text-properties fo:language="en" fo:country="US" style:font-weight-complex="bold"/>
    </style:style>
    <style:style style:name="T23" style:family="text">
      <style:text-properties fo:language="en" fo:country="US" officeooo:rsid="002d1d8c"/>
    </style:style>
    <style:style style:name="T24" style:family="text">
      <style:text-properties fo:language="en" fo:country="US" officeooo:rsid="002f3715"/>
    </style:style>
    <style:style style:name="T25" style:family="text">
      <style:text-properties fo:language="en" fo:country="US" officeooo:rsid="00310d6c"/>
    </style:style>
    <style:style style:name="T26" style:family="text">
      <style:text-properties fo:language="en" fo:country="US" fo:font-weight="normal" officeooo:rsid="0031c579" style:font-weight-asian="normal" style:font-weight-complex="normal"/>
    </style:style>
    <style:style style:name="T27" style:family="text">
      <style:text-properties fo:font-size="7pt" fo:language="en" fo:country="US" style:font-name-asian="Yu Mincho" style:font-size-asian="7pt" style:font-size-complex="7pt"/>
    </style:style>
    <style:style style:name="T28" style:family="text">
      <style:text-properties fo:font-size="4pt" fo:language="en" fo:country="US" style:font-name-asian="Yu Mincho" style:font-size-asian="4pt" style:font-size-complex="4pt"/>
    </style:style>
    <style:style style:name="T29" style:family="text">
      <style:text-properties style:font-name-asian="Yu Mincho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1c579" style:font-weight-asian="bold" style:font-weight-complex="bold"/>
    </style:style>
    <style:style style:name="T32" style:family="text">
      <style:text-properties fo:font-weight="bold" style:font-name-asian="Yu Mincho" style:font-weight-asian="bold" style:font-weight-complex="bold"/>
    </style:style>
    <style:style style:name="T33" style:family="text">
      <style:text-properties officeooo:rsid="0031c579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ypes of attributes and methods of the class TransactionSet</text:p>
      <text:h text:style-name="P24" text:outline-level="1">Notation</text:h>
      <text:list xml:id="list481608058" text:style-name="L1">
        <text:list-item>
          <text:p text:style-name="P29"><text:span text:style-name="Police_20_par_20_défaut"><text:span text:style-name="T28"><text:s/></text:span></text:span><draw:frame draw:style-name="fr2" draw:name="Objet1" text:anchor-type="as-char" svg:width="0.482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28"><text:s/></text:span></text:span><text:s/><text:span text:style-name="Police_20_par_20_défaut"><text:span text:style-name="T12">denotes the number of transactions.</text:span></text:span></text:p>
        </text:list-item>
        <text:list-item>
          <text:p text:style-name="P30"><text:span text:style-name="Police_20_par_20_défaut"><text:span text:style-name="T13"><draw:frame draw:style-name="fr2" draw:name="Objet2" text:anchor-type="as-char" svg:width="0.547cm" svg:height="0.46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2">denotes</text:span></text:span><text:span text:style-name="Police_20_par_20_défaut"><text:span text:style-name="T13"> the number of names associated with the transactions.</text:span></text:span></text:p>
        </text:list-item>
        <text:list-item>
          <text:p text:style-name="P30"><text:span text:style-name="Police_20_par_20_défaut"><text:span text:style-name="T27"><text:s/></text:span></text:span><text:span text:style-name="Police_20_par_20_défaut"><text:span text:style-name="T13"><draw:frame draw:style-name="fr5" draw:name="Objet3" text:anchor-type="as-char" svg:width="0.439cm" svg:height="0.46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27"><text:s/></text:span></text:span><text:span text:style-name="Police_20_par_20_défaut"><text:span text:style-name="T13"><text:s/>denotes public attributes and methods (i.e., exported attributes and methods).</text:span></text:span></text:p>
        </text:list-item>
        <text:list-item>
          <text:p text:style-name="P29"><text:span text:style-name="Police_20_par_20_défaut"><text:span text:style-name="T27"><text:s/></text:span></text:span><text:span text:style-name="T12"><draw:frame draw:style-name="fr3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27"><text:s/></text:span></text:span><text:span text:style-name="Police_20_par_20_défaut"><text:span text:style-name="T13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13"><draw:frame draw:style-name="fr2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data</text:span></text:span><text:span text:style-name="Police_20_par_20_défaut"><text:span text:style-name="T12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1417554975312">
          <table:table-cell table:style-name="Tableau2.A1" office:value-type="string">
            <text:p text:style-name="P11">$transaction1</text:p>
          </table:table-cell>
          <table:table-cell table:style-name="Tableau2.A1" office:value-type="string">
            <text:p text:style-name="P11">$transaction2</text:p>
          </table:table-cell>
          <table:table-cell table:style-name="Tableau2.A1" office:value-type="string">
            <text:p text:style-name="P12">…</text:p>
          </table:table-cell>
          <table:table-cell table:style-name="Tableau2.A1" office:value-type="string">
            <text:p text:style-name="P11">$transactionT</text:p>
          </table:table-cell>
        </table:table-row>
        <table:table-row table:style-name="TableLine1417554981296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name 1</text:p>
                </table:table-cell>
                <table:table-cell table:style-name="Tableau3.B1" office:value-type="string">
                  <text:p text:style-name="P15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13">name 2</text:p>
                </table:table-cell>
                <table:table-cell table:style-name="Tableau3.B2" office:value-type="string">
                  <text:p text:style-name="P15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13">…</text:p>
                </table:table-cell>
                <table:table-cell table:style-name="Tableau3.B3" office:value-type="string">
                  <text:p text:style-name="P15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7"><text:span text:style-name="Police_20_par_20_défaut"><text:span text:style-name="T11">name</text:span></text:span><text:span text:style-name="Police_20_par_20_défaut"><text:span text:style-name="T11"><draw:frame draw:style-name="fr4" draw:name="Objet4" text:anchor-type="as-char" svg:width="0.5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11"> </text:span></text:span></text:p>
                </table:table-cell>
                <table:table-cell table:style-name="Tableau3.B4" office:value-type="string">
                  <text:p text:style-name="P15">vector</text:p>
                </table:table-cell>
              </table:table-row>
            </table:table>
            <text:p text:style-name="P11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13">name 1</text:p>
                </table:table-cell>
                <table:table-cell table:style-name="Tableau4.B1" office:value-type="string">
                  <text:p text:style-name="P15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13">name 2</text:p>
                </table:table-cell>
                <table:table-cell table:style-name="Tableau4.B2" office:value-type="string">
                  <text:p text:style-name="P15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13">…</text:p>
                </table:table-cell>
                <table:table-cell table:style-name="Tableau4.B3" office:value-type="string">
                  <text:p text:style-name="P15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7"><text:span text:style-name="Police_20_par_20_défaut"><text:span text:style-name="T11">name</text:span></text:span><text:span text:style-name="Police_20_par_20_défaut"><text:span text:style-name="T11"><draw:frame draw:style-name="fr4" draw:name="Objet5" text:anchor-type="as-char" svg:width="0.56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11"> </text:span></text:span></text:p>
                </table:table-cell>
                <table:table-cell table:style-name="Tableau4.B4" office:value-type="string">
                  <text:p text:style-name="P15">vector</text:p>
                </table:table-cell>
              </table:table-row>
            </table:table>
            <text:p text:style-name="P11"/>
          </table:table-cell>
          <table:table-cell table:style-name="Tableau2.C2" office:value-type="string">
            <text:p text:style-name="P12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13">name 1</text:p>
                </table:table-cell>
                <table:table-cell table:style-name="Tableau5.B1" office:value-type="string">
                  <text:p text:style-name="P15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13">name 2</text:p>
                </table:table-cell>
                <table:table-cell table:style-name="Tableau5.B2" office:value-type="string">
                  <text:p text:style-name="P15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13">…</text:p>
                </table:table-cell>
                <table:table-cell table:style-name="Tableau5.B3" office:value-type="string">
                  <text:p text:style-name="P15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7"><text:span text:style-name="Police_20_par_20_défaut"><text:span text:style-name="T11">name</text:span></text:span><text:span text:style-name="Police_20_par_20_défaut"><text:span text:style-name="T11"><draw:frame draw:style-name="fr4" draw:name="Objet6" text:anchor-type="as-char" svg:width="0.56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11"> </text:span></text:span></text:p>
                </table:table-cell>
                <table:table-cell table:style-name="Tableau5.B4" office:value-type="string">
                  <text:p text:style-name="P15">vector</text:p>
                </table:table-cell>
              </table:table-row>
            </table:table>
            <text:p text:style-name="P11"/>
          </table:table-cell>
        </table:table-row>
      </table:table>
      <text:p text:style-name="P3"/>
      <text:p text:style-name="P6"><text:span text:style-name="Police_20_par_20_défaut"><text:span text:style-name="T13"><draw:frame draw:style-name="fr2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names</text:span></text:span><text:span text:style-name="Police_20_par_20_défaut"><text:span text:style-name="T12">: vector(</text:span></text:span><text:span text:style-name="Police_20_par_20_défaut"><text:span text:style-name="T14">character</text:span></text:span><text:span text:style-name="Police_20_par_20_défaut"><text:span text:style-name="T12">)</text:span></text:span></text:p>
      <text:p text:style-name="P6"><text:span text:style-name="Police_20_par_20_défaut"><text:span text:style-name="T13"><draw:frame draw:style-name="fr2" draw:name="Objet17" text:anchor-type="as-char" svg:width="0.439cm" svg:height="0.467cm" draw:z-index="3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tem_key</text:span></text:span><text:span text:style-name="Police_20_par_20_défaut"><text:span text:style-name="T12">: character</text:span></text:span></text:p>
      <text:p text:style-name="P6"><text:span text:style-name="Police_20_par_20_défaut"><text:span text:style-name="T13"><draw:frame draw:style-name="fr2" draw:name="Objet18" text:anchor-type="as-char" svg:width="0.439cm" svg:height="0.467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year_key</text:span></text:span><text:span text:style-name="Police_20_par_20_défaut"><text:span text:style-name="T22">: character</text:span></text:span></text:p>
      <text:h text:style-name="P25" text:outline-level="1">Constructor</text:h>
      <text:p text:style-name="P10"><text:span text:style-name="Police_20_par_20_défaut"><text:span text:style-name="T13"><draw:frame draw:style-name="fr2" draw:name="Objet8" text:anchor-type="as-char" svg:width="0.439cm" svg:height="0.467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transaction.set(data</text:span></text:span><text:span text:style-name="Police_20_par_20_défaut"><text:span text:style-name="T12">: see attribute </text:span></text:span><text:span text:style-name="Police_20_par_20_défaut"><text:span text:style-name="T16">data</text:span></text:span><text:span text:style-name="Police_20_par_20_défaut"><text:span text:style-name="T12">,</text:span></text:span><text:span text:style-name="Police_20_par_20_défaut"><text:span text:style-name="T16"> item_key</text:span></text:span><text:span text:style-name="Police_20_par_20_défaut"><text:span text:style-name="T12">: character, </text:span></text:span><text:span text:style-name="Police_20_par_20_défaut"><text:span text:style-name="T17">year_key</text:span></text:span><text:span text:style-name="Police_20_par_20_défaut"><text:span text:style-name="T12">: character,</text:span></text:span></text:p>
      <text:p text:style-name="P10"><text:span text:style-name="Police_20_par_20_défaut"><text:span text:style-name="T12"><text:tab/><text:tab/> <text:s text:c="5"/></text:span></text:span><text:span text:style-name="Police_20_par_20_défaut"><text:span text:style-name="T17">names</text:span></text:span><text:span text:style-name="Police_20_par_20_défaut"><text:span text:style-name="T12">: </text:span></text:span><text:span text:style-name="Police_20_par_20_défaut"><text:span text:style-name="T25">vector(character)</text:span></text:span><text:span text:style-name="Police_20_par_20_défaut"><text:span text:style-name="T17">)</text:span></text:span><text:span text:style-name="Police_20_par_20_défaut"><text:span text:style-name="T12">:</text:span></text:span><text:span text:style-name="Police_20_par_20_défaut"><text:span text:style-name="T17"> </text:span></text:span><text:span text:style-name="Police_20_par_20_défaut"><text:span text:style-name="T12">TransactionSet</text:span></text:span></text:p>
      <text:h text:style-name="P26" text:outline-level="1">Methods</text:h>
      <text:p text:style-name="P6"><text:span text:style-name="Police_20_par_20_défaut"><text:span text:style-name="T14"><draw:frame draw:style-name="fr2" draw:name="Objet9" text:anchor-type="as-char" svg:width="0.439cm" svg:height="0.46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6">as(Class</text:span></text:span><text:span text:style-name="Police_20_par_20_défaut"><text:span text:style-name="T22">: “data.frame”</text:span></text:span><text:span text:style-name="Police_20_par_20_défaut"><text:span text:style-name="T16">)</text:span></text:span><text:span text:style-name="Police_20_par_20_défaut"><text:span text:style-name="T12">: data.frame</text:span></text:span></text:p>
      <text:p text:style-name="P6"><text:span text:style-name="Police_20_par_20_défaut"><text:span text:style-name="T14"><draw:frame draw:style-name="fr2" draw:name="Objet10" text:anchor-type="as-char" svg:width="0.439cm" svg:height="0.46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6">as(Class</text:span></text:span><text:span text:style-name="Police_20_par_20_défaut"><text:span text:style-name="T22">: “transactions”</text:span></text:span><text:span text:style-name="Police_20_par_20_défaut"><text:span text:style-name="T16">)</text:span></text:span><text:span text:style-name="Police_20_par_20_défaut"><text:span text:style-name="T12">: transactions (class from the package arules)</text:span></text:span></text:p>
      <text:p text:style-name="P5"/>
      <text:p text:style-name="P6"><text:span text:style-name="Police_20_par_20_défaut"><text:span text:style-name="T13"><draw:frame draw:style-name="fr2" draw:name="Objet11" text:anchor-type="as-char" svg:width="0.439cm" svg:height="0.467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subset(indices</text:span></text:span><text:span text:style-name="Police_20_par_20_défaut"><text:span text:style-name="T12">: vector(numeric) or vector(logical), </text:span></text:span><text:span text:style-name="Police_20_par_20_défaut"><text:span text:style-name="T17">keep_nam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TransactionSet</text:span></text:span></text:p>
      <text:p text:style-name="P6"><text:span text:style-name="Police_20_par_20_défaut"><text:span text:style-name="T13"><draw:frame draw:style-name="fr2" draw:name="Objet12" text:anchor-type="as-char" svg:width="0.439cm" svg:height="0.467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reorder(permutation</text:span></text:span><text:span text:style-name="Police_20_par_20_défaut"><text:span text:style-name="T12">: vector(numeric) or vector(character)</text:span></text:span><text:span text:style-name="Police_20_par_20_défaut"><text:span text:style-name="T17">)</text:span></text:span><text:span text:style-name="Police_20_par_20_défaut"><text:span text:style-name="T12">: TransactionSet</text:span></text:span></text:p>
      <text:p text:style-name="P28"><text:span text:style-name="Police_20_par_20_défaut"><text:span text:style-name="T13"><draw:frame draw:style-name="fr2" draw:name="Objet35" text:anchor-type="as-char" svg:width="0.439cm" svg:height="0.467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1">remove_items</text:span></text:span><text:span text:style-name="Police_20_par_20_défaut"><text:span text:style-name="T17">(</text:span></text:span><text:span text:style-name="Police_20_par_20_défaut"><text:span text:style-name="T19">items</text:span></text:span><text:span text:style-name="Police_20_par_20_défaut"><text:span text:style-name="T12">: vector,</text:span></text:span><text:span text:style-name="Police_20_par_20_défaut"><text:span text:style-name="T17"> </text:span></text:span><text:span text:style-name="Police_20_par_20_défaut"><text:span text:style-name="T19">remove_empty</text:span></text:span><text:span text:style-name="Police_20_par_20_défaut"><text:span text:style-name="T26">: logical,</text:span></text:span><text:span text:style-name="Police_20_par_20_défaut"><text:span text:style-name="T17"> keep_nam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TransactionSet</text:span></text:span></text:p>
      <text:p text:style-name="P27"><text:span text:style-name="Police_20_par_20_défaut"><text:span text:style-name="T29"><draw:frame draw:style-name="fr2" draw:name="Objet34" text:anchor-type="as-char" svg:width="0.439cm" svg:height="0.467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29"><text:s/></text:span></text:span><text:span text:style-name="Police_20_par_20_défaut"><text:span text:style-name="T32">remove_empty_trx</text:span></text:span><text:span text:style-name="Police_20_par_20_défaut"><text:span text:style-name="T30">(</text:span></text:span><text:span text:style-name="Police_20_par_20_défaut"><text:span text:style-name="T31">keep_names</text:span></text:span><text:span text:style-name="Police_20_par_20_défaut">: </text:span><text:span text:style-name="Police_20_par_20_défaut"><text:span text:style-name="T33">logical</text:span></text:span><text:span text:style-name="Police_20_par_20_défaut"><text:span text:style-name="T30">)</text:span></text:span><text:span text:style-name="Police_20_par_20_défaut">: TransactionSet</text:span></text:p>
      <text:p text:style-name="P27"><text:span text:style-name="Police_20_par_20_défaut"/></text:p>
      <text:p text:style-name="P6"><text:soft-page-break/><text:span text:style-name="Police_20_par_20_défaut"><text:span text:style-name="T13"><draw:frame draw:style-name="fr2" draw:name="Objet13" text:anchor-type="as-char" svg:width="0.439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export(…)</text:span></text:span></text:p>
      <text:p text:style-name="P3"/>
      <text:p text:style-name="P6"><text:span text:style-name="Police_20_par_20_défaut"><text:span text:style-name="T13"><draw:frame draw:style-name="fr2" draw:name="Objet14" text:anchor-type="as-char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get_all_items(): </text:span></text:span><text:span text:style-name="Police_20_par_20_défaut"><text:span text:style-name="T12">vector</text:span></text:span></text:p>
      <text:p text:style-name="P7"><text:span text:style-name="Police_20_par_20_défaut"><text:span text:style-name="T13"><draw:frame draw:style-name="fr2" draw:name="Objet33" text:anchor-type="as-char" svg:width="0.439cm" svg:height="0.467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get_all_</text:span></text:span><text:span text:style-name="Police_20_par_20_défaut"><text:span text:style-name="T18">years</text:span></text:span><text:span text:style-name="Police_20_par_20_défaut"><text:span text:style-name="T17">(): </text:span></text:span><text:span text:style-name="Police_20_par_20_défaut"><text:span text:style-name="T12">vector</text:span></text:span></text:p>
      <text:p text:style-name="P6"><text:span text:style-name="Police_20_par_20_défaut"><text:span text:style-name="T14"><draw:frame draw:style-name="fr2" draw:name="Objet15" text:anchor-type="as-char" svg:width="0.439cm" svg:height="0.467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itemsets()</text:span></text:span><text:span text:style-name="Police_20_par_20_défaut"><text:span text:style-name="T12">: list(vector)</text:span></text:span></text:p>
      <text:p text:style-name="P6"/>
      <text:p text:style-name="P6"><text:span text:style-name="Police_20_par_20_défaut"><text:span text:style-name="T14"><draw:frame draw:style-name="fr2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items_from_info(info</text:span></text:span><text:span text:style-name="Police_20_par_20_défaut"><text:span text:style-name="T12">: named list, </text:span></text:span><text:span text:style-name="Police_20_par_20_défaut"><text:span text:style-name="T17">presence</text:span></text:span><text:span text:style-name="Police_20_par_20_défaut"><text:span text:style-name="T12">: character, </text:span></text:span><text:span text:style-name="Police_20_par_20_défaut"><text:span text:style-name="T17">additional</text:span></text:span><text:span text:style-name="Police_20_par_20_défaut"><text:span text:style-name="T12">: vector(character)</text:span></text:span><text:span text:style-name="Police_20_par_20_défaut"><text:span text:style-name="T17">)</text:span></text:span><text:span text:style-name="Police_20_par_20_défaut"><text:span text:style-name="T12">: vector</text:span></text:span></text:p>
      <text:p text:style-name="P19"><text:s text:c="3"/>or named list</text:p>
      <text:p text:style-name="P6"><draw:frame draw:style-name="fr2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get_info_from_items(items</text:span></text:span><text:span text:style-name="Police_20_par_20_défaut"><text:span text:style-name="T12">: vector, </text:span></text:span><text:span text:style-name="Police_20_par_20_défaut"><text:span text:style-name="T17">info_names</text:span></text:span><text:span text:style-name="Police_20_par_20_défaut"><text:span text:style-name="T12">: vector(character), </text:span></text:span><text:span text:style-name="Police_20_par_20_défaut"><text:span text:style-name="T17">presence</text:span></text:span><text:span text:style-name="Police_20_par_20_défaut"><text:span text:style-name="T12">: character</text:span></text:span><text:span text:style-name="Police_20_par_20_défaut"><text:span text:style-name="T17">)</text:span></text:span><text:span text:style-name="Police_20_par_20_défaut"><text:span text:style-name="T12">: vector</text:span></text:span></text:p>
      <text:p text:style-name="P19"><text:s text:c="3"/>or named list</text:p>
      <text:p text:style-name="P3"/>
      <text:p text:style-name="P6"><draw:frame draw:style-name="fr2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get_complex_trx(as_indic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TransactionSet or named vector(</text:span></text:span><text:span text:style-name="Police_20_par_20_défaut"><text:span text:style-name="T23">integer</text:span></text:span><text:span text:style-name="Police_20_par_20_défaut"><text:span text:style-name="T12">)</text:span></text:span></text:p>
      <text:p text:style-name="P8"><draw:frame draw:style-name="fr2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get_simple_trx(as_indic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</text:span></text:span><text:span text:style-name="Police_20_par_20_défaut"><text:span text:style-name="T17"> </text:span></text:span><text:span text:style-name="Police_20_par_20_défaut"><text:span text:style-name="T12">TransactionSet or named vector(</text:span></text:span><text:span text:style-name="Police_20_par_20_défaut"><text:span text:style-name="T23">integer</text:span></text:span><text:span text:style-name="Police_20_par_20_défaut"><text:span text:style-name="T12">)</text:span></text:span></text:p>
      <text:p text:style-name="P6"><draw:frame draw:style-name="fr2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get_trx_from_items(items</text:span></text:span><text:span text:style-name="Police_20_par_20_défaut"><text:span text:style-name="T12">: vector, </text:span></text:span><text:span text:style-name="Police_20_par_20_défaut"><text:span text:style-name="T17">presence</text:span></text:span><text:span text:style-name="Police_20_par_20_défaut"><text:span text:style-name="T12">: character, </text:span></text:span><text:span text:style-name="Police_20_par_20_défaut"><text:span text:style-name="T17">as_indic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TransactionSet or </text:span></text:span></text:p>
      <text:p text:style-name="P18"><text:s text:c="15"/>named vector(<text:span text:style-name="Police_20_par_20_défaut"><text:span text:style-name="T10">integer</text:span></text:span>)</text:p>
      <text:p text:style-name="P6"><draw:frame draw:style-name="fr2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get_trx_from_info(info</text:span></text:span><text:span text:style-name="Police_20_par_20_défaut"><text:span text:style-name="T12">: named list, </text:span></text:span><text:span text:style-name="Police_20_par_20_défaut"><text:span text:style-name="T17">presence</text:span></text:span><text:span text:style-name="Police_20_par_20_défaut"><text:span text:style-name="T12">: character, </text:span></text:span><text:span text:style-name="Police_20_par_20_défaut"><text:span text:style-name="T17">as_indice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TransactionSet or </text:span></text:span></text:p>
      <text:p text:style-name="P22"><text:tab/><text:tab/> <text:s text:c="11"/>named vector(<text:span text:style-name="Police_20_par_20_défaut"><text:span text:style-name="T10">integer</text:span></text:span>)</text:p>
      <text:p text:style-name="P3"/>
      <text:p text:style-name="P6"><draw:frame draw:style-name="fr2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14"><text:s/></text:span></text:span><text:span text:style-name="Police_20_par_20_défaut"><text:span text:style-name="T17">complexity_ratio(items</text:span></text:span><text:span text:style-name="Police_20_par_20_défaut"><text:span text:style-name="T12">: vector</text:span></text:span><text:span text:style-name="Police_20_par_20_défaut"><text:span text:style-name="T17">)</text:span></text:span><text:span text:style-name="Police_20_par_20_défaut"><text:span text:style-name="T12">: named vector(numeric)</text:span></text:span></text:p>
      <text:p text:style-name="P9"><draw:frame draw:style-name="fr2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complexity_index(items</text:span></text:span><text:span text:style-name="Police_20_par_20_défaut"><text:span text:style-name="T12">: vector</text:span></text:span><text:span text:style-name="Police_20_par_20_défaut"><text:span text:style-name="T17">)</text:span></text:span><text:span text:style-name="Police_20_par_20_défaut"><text:span text:style-name="T12">: named vector(</text:span></text:span><text:span text:style-name="Police_20_par_20_défaut"><text:span text:style-name="T23">integer</text:span></text:span><text:span text:style-name="Police_20_par_20_défaut"><text:span text:style-name="T12">)</text:span></text:span></text:p>
      <text:p text:style-name="P9"><draw:frame draw:style-name="fr2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co_occurrence_matrix(items</text:span></text:span><text:span text:style-name="Police_20_par_20_défaut"><text:span text:style-name="T12">: vector, </text:span></text:span><text:span text:style-name="Police_20_par_20_défaut"><text:span text:style-name="T17">proportions</text:span></text:span><text:span text:style-name="Police_20_par_20_défaut"><text:span text:style-name="T12">: logical</text:span></text:span><text:span text:style-name="Police_20_par_20_défaut"><text:span text:style-name="T17">)</text:span></text:span><text:span text:style-name="Police_20_par_20_défaut"><text:span text:style-name="T12">: </text:span></text:span><text:span text:style-name="Police_20_par_20_défaut"><text:span text:style-name="T24">named matrix(integer) or </text:span></text:span><text:span text:style-name="Police_20_par_20_défaut"><text:span text:style-name="T12">named</text:span></text:span></text:p>
      <text:p text:style-name="P9"><text:span text:style-name="Police_20_par_20_défaut"><text:span text:style-name="T12"><text:tab/><text:tab/><text:tab/> <text:s text:c="3"/>matrix(numeric)</text:span></text:span></text:p>
      <text:p text:style-name="P3"/>
      <text:p text:style-name="P6"><draw:frame draw:style-name="fr2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7">itemset_chart(identifiers</text:span></text:span><text:span text:style-name="Police_20_par_20_défaut"><text:span text:style-name="T12">: character, </text:span></text:span><text:span text:style-name="Police_20_par_20_défaut"><text:span text:style-name="T17">length_one</text:span></text:span><text:span text:style-name="Police_20_par_20_défaut"><text:span text:style-name="T12">: logical, </text:span></text:span><text:span text:style-name="Police_20_par_20_défaut"><text:span text:style-name="T17">jitter</text:span></text:span><text:span text:style-name="Police_20_par_20_défaut"><text:span text:style-name="T12">: logical, </text:span></text:span><text:span text:style-name="Police_20_par_20_défaut"><text:span text:style-name="T17">under</text:span></text:span><text:span text:style-name="Police_20_par_20_défaut"><text:span text:style-name="T12">: character,</text:span></text:span></text:p>
      <text:p text:style-name="P21"><text:span text:style-name="Police_20_par_20_défaut"><text:span text:style-name="T12"><text:s text:c="4"/></text:span></text:span><text:span text:style-name="Police_20_par_20_défaut"><text:span text:style-name="T17">over</text:span></text:span><text:span text:style-name="Police_20_par_20_défaut"><text:span text:style-name="T12">: character,</text:span></text:span><text:span text:style-name="Police_20_par_20_défaut"><text:span text:style-name="T17"> title</text:span></text:span><text:span text:style-name="Police_20_par_20_défaut"><text:span text:style-name="T12">: character,</text:span></text:span><text:span text:style-name="Police_20_par_20_défaut"><text:span text:style-name="T17"> path</text:span></text:span><text:span text:style-name="Police_20_par_20_défaut"><text:span text:style-name="T12">: character, </text:span></text:span><text:span text:style-name="Police_20_par_20_défaut"><text:span text:style-name="T17">name</text:span></text:span><text:span text:style-name="Police_20_par_20_défaut"><text:span text:style-name="T12">: character</text:span></text:span><text:span text:style-name="Police_20_par_20_défaut"><text:span text:style-name="T17">)</text:span></text:span><text:span text:style-name="Police_20_par_20_défaut"><text:span text:style-name="T12">: TransactionSet</text:span></text:span></text:p>
      <text:p text:style-name="P6"><text:span text:style-name="Police_20_par_20_défaut"><text:span text:style-name="T13"><draw:frame draw:style-name="fr3" draw:name="Objet30" text:anchor-type="as-char" svg:width="0.439cm" style:rel-width="scale" svg:height="0.467cm" style:rel-height="scale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0">prepare_</text:span></text:span><text:span text:style-name="Police_20_par_20_défaut"><text:span text:style-name="T17">itemset_chart(identifiers</text:span></text:span><text:span text:style-name="Police_20_par_20_défaut"><text:span text:style-name="T12">: character, </text:span></text:span><text:span text:style-name="Police_20_par_20_défaut"><text:span text:style-name="T17">length_one</text:span></text:span><text:span text:style-name="Police_20_par_20_défaut"><text:span text:style-name="T12">: logical, </text:span></text:span><text:span text:style-name="Police_20_par_20_défaut"><text:span text:style-name="T17">under</text:span></text:span><text:span text:style-name="Police_20_par_20_défaut"><text:span text:style-name="T12">: character,</text:span></text:span></text:p>
      <text:p text:style-name="P20"><text:span text:style-name="Police_20_par_20_défaut"><text:span text:style-name="T12"><text:s text:c="7"/></text:span></text:span><text:span text:style-name="Police_20_par_20_défaut"><text:span text:style-name="T17">order</text:span></text:span><text:span text:style-name="Police_20_par_20_défaut"><text:span text:style-name="T12">: character</text:span></text:span><text:span text:style-name="Police_20_par_20_défaut"><text:span text:style-name="T17">)</text:span></text:span><text:span text:style-name="Police_20_par_20_défaut"><text:span text:style-name="T12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3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4">item</text:p></table:table-cell><table:table-cell table:style-name="Tableau6.B1" office:value-type="string"><text:p text:style-name="P14">label</text:p></table:table-cell></table:table-row><table:table-row table:style-name="Tableau6.1"><table:table-cell table:style-name="Tableau6.A2" office:value-type="string"><text:p text:style-name="P16">character or numeric</text:p></table:table-cell><table:table-cell table:style-name="Tableau6.B2" office:value-type="string"><text:p text:style-name="P16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13"><draw:frame draw:style-name="fr2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co_occurrence_chart(items</text:span></text:span><text:span text:style-name="Police_20_par_20_défaut"><text:span text:style-name="T12">: vector, </text:span></text:span><text:span text:style-name="Police_20_par_20_défaut"><text:span text:style-name="T17">co_occ</text:span></text:span><text:span text:style-name="Police_20_par_20_défaut"><text:span text:style-name="T12">: matrix(numeric), </text:span></text:span><text:span text:style-name="Police_20_par_20_défaut"><text:span text:style-name="T17">proportions</text:span></text:span><text:span text:style-name="Police_20_par_20_défaut"><text:span text:style-name="T12">: logical,</text:span></text:span></text:p>
      <text:p text:style-name="P20"><text:span text:style-name="Police_20_par_20_défaut"><text:span text:style-name="T12"><text:s text:c="2"/></text:span></text:span><text:span text:style-name="Police_20_par_20_défaut"><text:span text:style-name="T17">min_occ</text:span></text:span><text:span text:style-name="Police_20_par_20_défaut"><text:span text:style-name="T12">: numeric,</text:span></text:span><text:span text:style-name="Police_20_par_20_défaut"><text:span text:style-name="T17"> max_occ</text:span></text:span><text:span text:style-name="Police_20_par_20_défaut"><text:span text:style-name="T12">: numeric, </text:span></text:span><text:span text:style-name="Police_20_par_20_défaut"><text:span text:style-name="T17">vertex_size</text:span></text:span><text:span text:style-name="Police_20_par_20_défaut"><text:span text:style-name="T12">: numeric,</text:span></text:span></text:p>
      <text:p text:style-name="P20"><text:span text:style-name="Police_20_par_20_défaut"><text:span text:style-name="T12"><text:s text:c="2"/></text:span></text:span><text:span text:style-name="Police_20_par_20_défaut"><text:span text:style-name="T17">vertex_alpha</text:span></text:span><text:span text:style-name="Police_20_par_20_défaut"><text:span text:style-name="T12">: numeric,</text:span></text:span><text:span text:style-name="Police_20_par_20_défaut"><text:span text:style-name="T17"> vertex_margin</text:span></text:span><text:span text:style-name="Police_20_par_20_défaut"><text:span text:style-name="T12">: numeric,</text:span></text:span><text:span text:style-name="Police_20_par_20_défaut"><text:span text:style-name="T17"> label_size</text:span></text:span><text:span text:style-name="Police_20_par_20_défaut"><text:span text:style-name="T12">: numeric,</text:span></text:span></text:p>
      <text:p text:style-name="P20"><text:span text:style-name="Police_20_par_20_défaut"><text:span text:style-name="T17"><text:s text:c="2"/>label_margin</text:span></text:span><text:span text:style-name="Police_20_par_20_défaut"><text:span text:style-name="T12">: numeric, </text:span></text:span><text:span text:style-name="Police_20_par_20_défaut"><text:span text:style-name="T17">edge_looseness</text:span></text:span><text:span text:style-name="Police_20_par_20_défaut"><text:span text:style-name="T12">: numeric, </text:span></text:span><text:span text:style-name="Police_20_par_20_défaut"><text:span text:style-name="T17">edge_alpha</text:span></text:span><text:span text:style-name="Police_20_par_20_défaut"><text:span text:style-name="T12">: numeric,</text:span></text:span></text:p>
      <text:p text:style-name="P20"><text:span text:style-name="Police_20_par_20_défaut"><text:span text:style-name="T17"><text:s text:c="2"/>palette</text:span></text:span><text:span text:style-name="Police_20_par_20_défaut"><text:span text:style-name="T12">: character or numeric,</text:span></text:span><text:span text:style-name="Police_20_par_20_défaut"><text:span text:style-name="T17"> palette_direction</text:span></text:span><text:span text:style-name="Police_20_par_20_défaut"><text:span text:style-name="T12">: numeric</text:span></text:span><text:span text:style-name="Police_20_par_20_défaut"><text:span text:style-name="T17">)</text:span></text:span><text:span text:style-name="Police_20_par_20_défaut"><text:span text:style-name="T12">: ggplot2 graph</text:span></text:span></text:p>
      <text:p text:style-name="P3"/>
      <text:p text:style-name="P6"><text:span text:style-name="Police_20_par_20_défaut"><text:span text:style-name="T13"><draw:frame draw:style-name="fr3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7">has_temporal_data(): </text:span></text:span><text:span text:style-name="Police_20_par_20_défaut"><text:span text:style-name="T12">logical</text:span></text:span></text:p>
      <text:p text:style-name="P6"><text:span text:style-name="Police_20_par_20_défaut"><text:span text:style-name="T14"><draw:frame draw:style-name="fr3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items(items</text:span></text:span><text:span text:style-name="Police_20_par_20_défaut"><text:span text:style-name="T12">: character or vector</text:span></text:span><text:span text:style-name="Police_20_par_20_défaut"><text:span text:style-name="T17">)</text:span></text:span><text:span text:style-name="Police_20_par_20_défaut"><text:span text:style-name="T12">: vector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"/>
    </style:style>
    <style:style style:name="MT2" style:family="text">
      <style:text-properties style:use-window-font-color="true" loext:opacity="0%" style:font-name="Calibri Light" officeooo:rsid="001c1c5b"/>
    </style:style>
    <style:style style:name="MT3" style:family="text">
      <style:text-properties style:use-window-font-color="true" loext:opacity="0%" style:font-name="Calibri Light" officeooo:rsid="002c973c"/>
    </style:style>
    <style:style style:name="MT4" style:family="text">
      <style:text-properties style:use-window-font-color="true" loext:opacity="0%" style:font-name="Calibri Light" officeooo:rsid="0031c579"/>
    </style:style>
    <style:style style:name="MT5" style:family="text">
      <style:text-properties style:use-window-font-color="true" loext:opacity="0%" style:font-name="Calibri Light" officeooo:rsid="0031618d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2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4">11</text:span><text:span text:style-name="MT2">-</text:span><text:span text:style-name="MT4">0</text:span><text:span text:style-name="MT5">2</text:span><text:span text:style-name="MT6"><text:tab/><text:tab/></text:span><text:span text:style-name="MT7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2-11-02T15:17:08.512000000</dc:date>
    <meta:print-date>2021-01-05T13:41:00Z</meta:print-date>
    <meta:editing-cycles>262</meta:editing-cycles>
    <meta:editing-duration>PT5H29M55S</meta:editing-duration>
    <meta:document-statistic meta:table-count="5" meta:image-count="0" meta:object-count="36" meta:page-count="2" meta:paragraph-count="89" meta:word-count="304" meta:character-count="3053" meta:non-whitespace-character-count="272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